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8cm" draw:marker-start="Arrow_20_concave" draw:marker-start-width="0.242cm" draw:marker-end-width="0.242cm" draw:stroke-linejoin="bevel" svg:stroke-linecap="square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517cm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Fine_20_Dashed_20__28_var_29_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19.386cm"/>
    </style:style>
    <style:style style:name="gr7" style:family="graphic" style:parent-style-name="objectwithoutfill">
      <style:graphic-properties svg:stroke-width="0.028cm" draw:marker-start="Arrow_20_concave" draw:marker-start-width="0.242cm" draw:marker-end="Arrow_20_concave2" draw:marker-end-width="0.242cm" draw:stroke-linejoin="bevel" svg:stroke-linecap="square" draw:fill="none" draw:textarea-vertical-align="middle" fo:padding-top="0.139cm" fo:padding-bottom="0.139cm" fo:padding-left="0.264cm" fo:padding-right="0.264cm"/>
    </style:style>
    <style:style style:name="gr8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Arrow_20_concave2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Arrow_20_concave2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Arrow_20_concave2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Arrow_20_concave2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Arrow_20_concave2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dash" draw:stroke-dash="Fine_20_Dashed_20__28_var_29_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Arrow_20_concave2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dash" draw:stroke-dash="Fine_20_Dashed_20__28_var_29_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dash" draw:stroke-dash="Fine_20_Dashed_20__28_var_29_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dash" draw:stroke-dash="Fine_20_Dashed_20__28_var_29_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dash" draw:stroke-dash="Fine_20_Dashed_20__28_var_29_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28cm" svg:stroke-color="#000000" draw:marker-start="Arrow_20_concave" draw:marker-start-width="0.242cm" draw:marker-start-center="false" draw:marker-end="" draw:marker-end-width="0.242cm" draw:marker-end-center="false" draw:stroke-linejoin="bevel" svg:stroke-linecap="squar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cfe7f5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style-name="Italic" style:font-family-generic="swiss" style:font-pitch="variable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Calibri" style:font-style-name="Italic" style:font-family-generic="swiss" style:font-pitch="variable"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Calibri" style:font-style-name="Italic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2.595cm" svg:x2="2.8cm" svg:y2="3.064cm">
          <text:p/>
        </draw:line>
        <draw:frame draw:style-name="gr2" draw:text-style-name="P2" draw:layer="layout" svg:width="1.9cm" svg:height="0.767cm" svg:x="2cm" svg:y="2.964cm">
          <draw:text-box>
            <text:p><text:span text:style-name="T1">.begin()</text:span></text:p>
          </draw:text-box>
        </draw:frame>
        <draw:line draw:style-name="gr3" draw:text-style-name="P1" draw:layer="layout" svg:x1="2.8cm" svg:y1="2.664cm" svg:x2="2.8cm" svg:y2="3.064cm">
          <text:p/>
        </draw:line>
        <draw:rect draw:style-name="gr4" draw:text-style-name="P1" draw:layer="layout" svg:width="1.376cm" svg:height="0.682cm" svg:x="2.467cm" svg:y="1.913cm">
          <text:p/>
        </draw:rect>
        <draw:rect draw:style-name="gr4" draw:text-style-name="P1" draw:layer="layout" svg:width="1.376cm" svg:height="0.682cm" svg:x="3.15cm" svg:y="1.913cm">
          <text:p/>
        </draw:rect>
        <draw:rect draw:style-name="gr4" draw:text-style-name="P1" draw:layer="layout" svg:width="1.376cm" svg:height="0.682cm" svg:x="4.527cm" svg:y="1.913cm">
          <text:p/>
        </draw:rect>
        <draw:rect draw:style-name="gr4" draw:text-style-name="P1" draw:layer="layout" svg:width="1.376cm" svg:height="0.682cm" svg:x="5.21cm" svg:y="1.913cm">
          <text:p/>
        </draw:rect>
        <draw:rect draw:style-name="gr4" draw:text-style-name="P1" draw:layer="layout" svg:width="1.376cm" svg:height="0.682cm" svg:x="6.587cm" svg:y="1.913cm">
          <text:p/>
        </draw:rect>
        <draw:rect draw:style-name="gr4" draw:text-style-name="P1" draw:layer="layout" svg:width="0.693cm" svg:height="0.682cm" svg:x="7.27cm" svg:y="1.913cm">
          <text:p/>
        </draw:rect>
        <draw:line draw:style-name="gr1" draw:text-style-name="P1" draw:layer="layout" svg:x1="8.3cm" svg:y1="2.595cm" svg:x2="8.3cm" svg:y2="3.064cm">
          <text:p/>
        </draw:line>
        <draw:frame draw:style-name="gr2" draw:text-style-name="P2" draw:layer="layout" svg:width="1.9cm" svg:height="0.767cm" svg:x="7.5cm" svg:y="2.964cm">
          <draw:text-box>
            <text:p><text:span text:style-name="T1">.end()</text:span></text:p>
          </draw:text-box>
        </draw:frame>
        <draw:line draw:style-name="gr3" draw:text-style-name="P1" draw:layer="layout" svg:x1="8.3cm" svg:y1="2.664cm" svg:x2="8.3cm" svg:y2="3.064cm">
          <text:p/>
        </draw:line>
        <draw:rect draw:style-name="gr5" draw:text-style-name="P1" draw:layer="layout" svg:width="0.683cm" svg:height="0.682cm" svg:x="7.963cm" svg:y="1.913cm">
          <text:p/>
        </draw:rect>
        <draw:frame draw:style-name="gr6" draw:text-style-name="P2" draw:layer="layout" svg:width="8.6cm" svg:height="19.636cm" svg:x="9.6cm" svg:y="1.864cm">
          <draw:text-box>
            <text:p><text:span text:style-name="T1">array: unveränderbare Größ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vector: veränderbare Größ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eque: veränderbar an beiden Ende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ist: veränderbar an jeder Stelle, kein</text:span></text:p>
            <text:p><text:span text:style-name="T1">Random Access, beidseitige Bewegung</text:span></text:p>
            <text:p><text:span text:style-name="T1"/></text:p>
            <text:p><text:span text:style-name="T1"/></text:p>
            <text:p><text:span text:style-name="T1"/></text:p>
            <text:p><text:span text:style-name="T1">forward_list: veränderbar an jeder Stelle, kein Random Access, Vorwärtsbewegung</text:span></text:p>
            <text:p><text:span text:style-name="T1"/></text:p>
            <text:p><text:span text:style-name="T1"/></text:p>
            <text:p><text:span text:style-name="T1"/></text:p>
            <text:p><text:span text:style-name="T1">set/map: ausgeglichener Baum mit Schlüssel-Wert-Paare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nordered_...: Hash-Struktur - sehr effizienter Zugriff auf einen Wert, dessen Position innerhalb des Containers mittels Hash-Funktion auf dem Schlüssel berechnet wird</text:span></text:p>
          </draw:text-box>
        </draw:frame>
        <draw:line draw:style-name="gr1" draw:text-style-name="P1" draw:layer="layout" svg:x1="2.8cm" svg:y1="5.346cm" svg:x2="2.8cm" svg:y2="5.815cm">
          <text:p/>
        </draw:line>
        <draw:frame draw:style-name="gr2" draw:text-style-name="P2" draw:layer="layout" svg:width="1.9cm" svg:height="0.767cm" svg:x="2cm" svg:y="5.715cm">
          <draw:text-box>
            <text:p><text:span text:style-name="T1">.begin()</text:span></text:p>
          </draw:text-box>
        </draw:frame>
        <draw:line draw:style-name="gr3" draw:text-style-name="P1" draw:layer="layout" svg:x1="2.8cm" svg:y1="5.415cm" svg:x2="2.8cm" svg:y2="5.815cm">
          <text:p/>
        </draw:line>
        <draw:rect draw:style-name="gr4" draw:text-style-name="P1" draw:layer="layout" svg:width="1.376cm" svg:height="0.682cm" svg:x="2.467cm" svg:y="4.664cm">
          <text:p/>
        </draw:rect>
        <draw:rect draw:style-name="gr4" draw:text-style-name="P1" draw:layer="layout" svg:width="1.376cm" svg:height="0.682cm" svg:x="3.15cm" svg:y="4.664cm">
          <text:p/>
        </draw:rect>
        <draw:rect draw:style-name="gr4" draw:text-style-name="P1" draw:layer="layout" svg:width="1.376cm" svg:height="0.682cm" svg:x="4.527cm" svg:y="4.664cm">
          <text:p/>
        </draw:rect>
        <draw:rect draw:style-name="gr4" draw:text-style-name="P1" draw:layer="layout" svg:width="1.376cm" svg:height="0.682cm" svg:x="5.21cm" svg:y="4.664cm">
          <text:p/>
        </draw:rect>
        <draw:rect draw:style-name="gr4" draw:text-style-name="P1" draw:layer="layout" svg:width="1.376cm" svg:height="0.682cm" svg:x="6.587cm" svg:y="4.664cm">
          <text:p/>
        </draw:rect>
        <draw:rect draw:style-name="gr4" draw:text-style-name="P1" draw:layer="layout" svg:width="0.693cm" svg:height="0.682cm" svg:x="7.27cm" svg:y="4.664cm">
          <text:p/>
        </draw:rect>
        <draw:line draw:style-name="gr1" draw:text-style-name="P1" draw:layer="layout" svg:x1="8.3cm" svg:y1="5.346cm" svg:x2="8.3cm" svg:y2="5.815cm">
          <text:p/>
        </draw:line>
        <draw:frame draw:style-name="gr2" draw:text-style-name="P2" draw:layer="layout" svg:width="1.9cm" svg:height="0.767cm" svg:x="7.5cm" svg:y="5.715cm">
          <draw:text-box>
            <text:p><text:span text:style-name="T1">.end()</text:span></text:p>
          </draw:text-box>
        </draw:frame>
        <draw:line draw:style-name="gr3" draw:text-style-name="P1" draw:layer="layout" svg:x1="8.3cm" svg:y1="5.415cm" svg:x2="8.3cm" svg:y2="5.815cm">
          <text:p/>
        </draw:line>
        <draw:rect draw:style-name="gr5" draw:text-style-name="P1" draw:layer="layout" svg:width="0.683cm" svg:height="0.682cm" svg:x="7.963cm" svg:y="4.664cm">
          <text:p/>
        </draw:rect>
        <draw:g>
          <draw:line draw:style-name="gr3" draw:text-style-name="P1" draw:layer="layout" svg:x1="8.807cm" svg:y1="5.005cm" svg:x2="9.207cm" svg:y2="5.005cm">
            <text:p/>
          </draw:line>
          <draw:line draw:style-name="gr7" draw:text-style-name="P1" draw:layer="layout" svg:x1="8.646cm" svg:y1="5.005cm" svg:x2="9.407cm" svg:y2="5.005cm">
            <text:p/>
          </draw:line>
        </draw:g>
        <draw:line draw:style-name="gr8" draw:text-style-name="P3" draw:layer="layout" svg:x1="2.7cm" svg:y1="7.946cm" svg:x2="2.7cm" svg:y2="8.415cm">
          <text:p/>
        </draw:line>
        <draw:frame draw:style-name="gr9" draw:text-style-name="P5" draw:layer="layout" svg:width="1.9cm" svg:height="0.767cm" svg:x="1.9cm" svg:y="8.315cm">
          <draw:text-box>
            <text:p text:style-name="P4"><text:span text:style-name="T2">.begin()</text:span></text:p>
          </draw:text-box>
        </draw:frame>
        <draw:line draw:style-name="gr10" draw:text-style-name="P3" draw:layer="layout" svg:x1="2.7cm" svg:y1="8.015cm" svg:x2="2.7cm" svg:y2="8.415cm">
          <text:p/>
        </draw:line>
        <draw:rect draw:style-name="gr11" draw:text-style-name="P3" draw:layer="layout" svg:width="1.376cm" svg:height="0.682cm" svg:x="2.367cm" svg:y="7.264cm">
          <text:p/>
        </draw:rect>
        <draw:rect draw:style-name="gr12" draw:text-style-name="P3" draw:layer="layout" svg:width="1.376cm" svg:height="0.682cm" svg:x="3.05cm" svg:y="7.264cm">
          <text:p/>
        </draw:rect>
        <draw:rect draw:style-name="gr13" draw:text-style-name="P3" draw:layer="layout" svg:width="1.376cm" svg:height="0.682cm" svg:x="4.427cm" svg:y="7.264cm">
          <text:p/>
        </draw:rect>
        <draw:rect draw:style-name="gr14" draw:text-style-name="P3" draw:layer="layout" svg:width="1.376cm" svg:height="0.682cm" svg:x="5.11cm" svg:y="7.264cm">
          <text:p/>
        </draw:rect>
        <draw:rect draw:style-name="gr15" draw:text-style-name="P3" draw:layer="layout" svg:width="1.376cm" svg:height="0.682cm" svg:x="6.487cm" svg:y="7.264cm">
          <text:p/>
        </draw:rect>
        <draw:rect draw:style-name="gr16" draw:text-style-name="P3" draw:layer="layout" svg:width="0.693cm" svg:height="0.682cm" svg:x="7.17cm" svg:y="7.264cm">
          <text:p/>
        </draw:rect>
        <draw:line draw:style-name="gr17" draw:text-style-name="P3" draw:layer="layout" svg:x1="8.2cm" svg:y1="7.946cm" svg:x2="8.2cm" svg:y2="8.415cm">
          <text:p/>
        </draw:line>
        <draw:frame draw:style-name="gr18" draw:text-style-name="P5" draw:layer="layout" svg:width="1.9cm" svg:height="0.767cm" svg:x="7.4cm" svg:y="8.315cm">
          <draw:text-box>
            <text:p text:style-name="P4"><text:span text:style-name="T2">.end()</text:span></text:p>
          </draw:text-box>
        </draw:frame>
        <draw:line draw:style-name="gr19" draw:text-style-name="P3" draw:layer="layout" svg:x1="8.2cm" svg:y1="8.015cm" svg:x2="8.2cm" svg:y2="8.415cm">
          <text:p/>
        </draw:line>
        <draw:rect draw:style-name="gr20" draw:text-style-name="P3" draw:layer="layout" svg:width="0.683cm" svg:height="0.682cm" svg:x="7.863cm" svg:y="7.264cm">
          <text:p/>
        </draw:rect>
        <draw:g>
          <draw:line draw:style-name="gr21" draw:text-style-name="P3" draw:layer="layout" svg:x1="8.707cm" svg:y1="7.605cm" svg:x2="9.107cm" svg:y2="7.605cm">
            <text:p/>
          </draw:line>
          <draw:line draw:style-name="gr22" draw:text-style-name="P3" draw:layer="layout" svg:x1="8.546cm" svg:y1="7.605cm" svg:x2="9.307cm" svg:y2="7.605cm">
            <text:p/>
          </draw:line>
        </draw:g>
        <draw:g>
          <draw:line draw:style-name="gr23" draw:text-style-name="P3" draw:layer="layout" svg:x1="1.761cm" svg:y1="7.605cm" svg:x2="2.161cm" svg:y2="7.605cm">
            <text:p/>
          </draw:line>
          <draw:line draw:style-name="gr24" draw:text-style-name="P3" draw:layer="layout" svg:x1="1.6cm" svg:y1="7.605cm" svg:x2="2.361cm" svg:y2="7.605cm">
            <text:p/>
          </draw:line>
        </draw:g>
        <draw:line draw:style-name="gr25" draw:text-style-name="P3" draw:layer="layout" svg:x1="2.7cm" svg:y1="10.446cm" svg:x2="2.7cm" svg:y2="10.915cm">
          <text:p/>
        </draw:line>
        <draw:frame draw:style-name="gr26" draw:text-style-name="P5" draw:layer="layout" svg:width="1.9cm" svg:height="0.767cm" svg:x="1.9cm" svg:y="10.815cm">
          <draw:text-box>
            <text:p text:style-name="P4"><text:span text:style-name="T2">.begin()</text:span></text:p>
          </draw:text-box>
        </draw:frame>
        <draw:line draw:style-name="gr27" draw:text-style-name="P3" draw:layer="layout" svg:x1="2.7cm" svg:y1="10.515cm" svg:x2="2.7cm" svg:y2="10.915cm">
          <text:p/>
        </draw:line>
        <draw:rect draw:style-name="gr28" draw:text-style-name="P3" draw:layer="layout" svg:width="0.683cm" svg:height="0.682cm" svg:x="3.743cm" svg:y="9.764cm">
          <text:p/>
        </draw:rect>
        <draw:rect draw:style-name="gr29" draw:text-style-name="P3" draw:layer="layout" svg:width="0.693cm" svg:height="0.682cm" svg:x="5.115cm" svg:y="9.764cm">
          <text:p/>
        </draw:rect>
        <draw:line draw:style-name="gr30" draw:text-style-name="P3" draw:layer="layout" svg:x1="8.2cm" svg:y1="10.446cm" svg:x2="8.2cm" svg:y2="10.915cm">
          <text:p/>
        </draw:line>
        <draw:frame draw:style-name="gr31" draw:text-style-name="P5" draw:layer="layout" svg:width="1.9cm" svg:height="0.767cm" svg:x="7.4cm" svg:y="10.815cm">
          <draw:text-box>
            <text:p text:style-name="P4"><text:span text:style-name="T2">.end()</text:span></text:p>
          </draw:text-box>
        </draw:frame>
        <draw:line draw:style-name="gr32" draw:text-style-name="P3" draw:layer="layout" svg:x1="8.2cm" svg:y1="10.515cm" svg:x2="8.2cm" svg:y2="10.915cm">
          <text:p/>
        </draw:line>
        <draw:rect draw:style-name="gr33" draw:text-style-name="P3" draw:layer="layout" svg:width="0.683cm" svg:height="0.682cm" svg:x="2.367cm" svg:y="9.764cm">
          <text:p/>
        </draw:rect>
        <draw:line draw:style-name="gr34" draw:text-style-name="P3" draw:layer="layout" svg:x1="3.63cm" svg:y1="10.005cm" svg:x2="3.23cm" svg:y2="10.005cm">
          <text:p/>
        </draw:line>
        <draw:line draw:style-name="gr35" draw:text-style-name="P3" draw:layer="layout" svg:x1="3.742cm" svg:y1="10.005cm" svg:x2="3.049cm" svg:y2="10.005cm">
          <text:p/>
        </draw:line>
        <draw:line draw:style-name="gr36" draw:text-style-name="P3" draw:layer="layout" svg:x1="3.742cm" svg:y1="10.205cm" svg:x2="3.049cm" svg:y2="10.205cm">
          <text:p/>
        </draw:line>
        <draw:line draw:style-name="gr37" draw:text-style-name="P3" draw:layer="layout" svg:x1="3.63cm" svg:y1="10.205cm" svg:x2="3.23cm" svg:y2="10.205cm">
          <text:p/>
        </draw:line>
        <draw:line draw:style-name="gr38" draw:text-style-name="P3" draw:layer="layout" svg:x1="5.007cm" svg:y1="10.005cm" svg:x2="4.607cm" svg:y2="10.005cm">
          <text:p/>
        </draw:line>
        <draw:line draw:style-name="gr39" draw:text-style-name="P3" draw:layer="layout" svg:x1="5.119cm" svg:y1="10.005cm" svg:x2="4.426cm" svg:y2="10.005cm">
          <text:p/>
        </draw:line>
        <draw:line draw:style-name="gr40" draw:text-style-name="P3" draw:layer="layout" svg:x1="5.115cm" svg:y1="10.205cm" svg:x2="4.426cm" svg:y2="10.205cm">
          <text:p/>
        </draw:line>
        <draw:line draw:style-name="gr41" draw:text-style-name="P3" draw:layer="layout" svg:x1="5.007cm" svg:y1="10.205cm" svg:x2="4.607cm" svg:y2="10.205cm">
          <text:p/>
        </draw:line>
        <draw:rect draw:style-name="gr42" draw:text-style-name="P3" draw:layer="layout" svg:width="0.693cm" svg:height="0.682cm" svg:x="6.515cm" svg:y="9.764cm">
          <text:p/>
        </draw:rect>
        <draw:line draw:style-name="gr43" draw:text-style-name="P3" draw:layer="layout" svg:x1="6.407cm" svg:y1="10.005cm" svg:x2="6.007cm" svg:y2="10.005cm">
          <text:p/>
        </draw:line>
        <draw:line draw:style-name="gr44" draw:text-style-name="P3" draw:layer="layout" svg:x1="6.519cm" svg:y1="10.005cm" svg:x2="5.826cm" svg:y2="10.005cm">
          <text:p/>
        </draw:line>
        <draw:line draw:style-name="gr45" draw:text-style-name="P3" draw:layer="layout" svg:x1="6.501cm" svg:y1="10.205cm" svg:x2="5.808cm" svg:y2="10.205cm">
          <text:p/>
        </draw:line>
        <draw:line draw:style-name="gr46" draw:text-style-name="P3" draw:layer="layout" svg:x1="6.389cm" svg:y1="10.205cm" svg:x2="5.989cm" svg:y2="10.205cm">
          <text:p/>
        </draw:line>
        <draw:rect draw:style-name="gr47" draw:text-style-name="P3" draw:layer="layout" svg:width="0.693cm" svg:height="0.682cm" svg:x="7.922cm" svg:y="9.764cm">
          <text:p/>
        </draw:rect>
        <draw:line draw:style-name="gr48" draw:text-style-name="P3" draw:layer="layout" svg:x1="7.814cm" svg:y1="10.005cm" svg:x2="7.414cm" svg:y2="10.005cm">
          <text:p/>
        </draw:line>
        <draw:line draw:style-name="gr49" draw:text-style-name="P3" draw:layer="layout" svg:x1="7.926cm" svg:y1="10.005cm" svg:x2="7.233cm" svg:y2="10.005cm">
          <text:p/>
        </draw:line>
        <draw:line draw:style-name="gr50" draw:text-style-name="P3" draw:layer="layout" svg:x1="7.908cm" svg:y1="10.205cm" svg:x2="7.215cm" svg:y2="10.205cm">
          <text:p/>
        </draw:line>
        <draw:line draw:style-name="gr51" draw:text-style-name="P3" draw:layer="layout" svg:x1="7.796cm" svg:y1="10.205cm" svg:x2="7.396cm" svg:y2="10.205cm">
          <text:p/>
        </draw:line>
        <draw:line draw:style-name="gr52" draw:text-style-name="P3" draw:layer="layout" svg:x1="2.7cm" svg:y1="12.946cm" svg:x2="2.7cm" svg:y2="13.415cm">
          <text:p/>
        </draw:line>
        <draw:frame draw:style-name="gr53" draw:text-style-name="P5" draw:layer="layout" svg:width="1.9cm" svg:height="0.767cm" svg:x="1.9cm" svg:y="13.315cm">
          <draw:text-box>
            <text:p text:style-name="P4"><text:span text:style-name="T2">.begin()</text:span></text:p>
          </draw:text-box>
        </draw:frame>
        <draw:line draw:style-name="gr54" draw:text-style-name="P3" draw:layer="layout" svg:x1="2.7cm" svg:y1="13.015cm" svg:x2="2.7cm" svg:y2="13.415cm">
          <text:p/>
        </draw:line>
        <draw:rect draw:style-name="gr55" draw:text-style-name="P3" draw:layer="layout" svg:width="0.683cm" svg:height="0.682cm" svg:x="3.743cm" svg:y="12.264cm">
          <text:p/>
        </draw:rect>
        <draw:rect draw:style-name="gr56" draw:text-style-name="P3" draw:layer="layout" svg:width="0.693cm" svg:height="0.682cm" svg:x="5.115cm" svg:y="12.264cm">
          <text:p/>
        </draw:rect>
        <draw:line draw:style-name="gr57" draw:text-style-name="P3" draw:layer="layout" svg:x1="8.2cm" svg:y1="12.946cm" svg:x2="8.2cm" svg:y2="13.415cm">
          <text:p/>
        </draw:line>
        <draw:frame draw:style-name="gr58" draw:text-style-name="P5" draw:layer="layout" svg:width="1.9cm" svg:height="0.767cm" svg:x="7.4cm" svg:y="13.315cm">
          <draw:text-box>
            <text:p text:style-name="P4"><text:span text:style-name="T2">.end()</text:span></text:p>
          </draw:text-box>
        </draw:frame>
        <draw:line draw:style-name="gr59" draw:text-style-name="P3" draw:layer="layout" svg:x1="8.2cm" svg:y1="13.015cm" svg:x2="8.2cm" svg:y2="13.415cm">
          <text:p/>
        </draw:line>
        <draw:rect draw:style-name="gr60" draw:text-style-name="P3" draw:layer="layout" svg:width="0.683cm" svg:height="0.682cm" svg:x="2.367cm" svg:y="12.264cm">
          <text:p/>
        </draw:rect>
        <draw:line draw:style-name="gr61" draw:text-style-name="P3" draw:layer="layout" svg:x1="3.63cm" svg:y1="12.605cm" svg:x2="3.23cm" svg:y2="12.605cm">
          <text:p/>
        </draw:line>
        <draw:line draw:style-name="gr62" draw:text-style-name="P3" draw:layer="layout" svg:x1="3.742cm" svg:y1="12.605cm" svg:x2="3.049cm" svg:y2="12.605cm">
          <text:p/>
        </draw:line>
        <draw:line draw:style-name="gr63" draw:text-style-name="P3" draw:layer="layout" svg:x1="5.007cm" svg:y1="12.605cm" svg:x2="4.607cm" svg:y2="12.605cm">
          <text:p/>
        </draw:line>
        <draw:line draw:style-name="gr64" draw:text-style-name="P3" draw:layer="layout" svg:x1="5.119cm" svg:y1="12.605cm" svg:x2="4.426cm" svg:y2="12.605cm">
          <text:p/>
        </draw:line>
        <draw:rect draw:style-name="gr65" draw:text-style-name="P3" draw:layer="layout" svg:width="0.693cm" svg:height="0.682cm" svg:x="6.515cm" svg:y="12.264cm">
          <text:p/>
        </draw:rect>
        <draw:line draw:style-name="gr66" draw:text-style-name="P3" draw:layer="layout" svg:x1="6.407cm" svg:y1="12.605cm" svg:x2="6.007cm" svg:y2="12.605cm">
          <text:p/>
        </draw:line>
        <draw:line draw:style-name="gr67" draw:text-style-name="P3" draw:layer="layout" svg:x1="6.519cm" svg:y1="12.605cm" svg:x2="5.826cm" svg:y2="12.605cm">
          <text:p/>
        </draw:line>
        <draw:rect draw:style-name="gr68" draw:text-style-name="P3" draw:layer="layout" svg:width="0.693cm" svg:height="0.682cm" svg:x="7.922cm" svg:y="12.264cm">
          <text:p/>
        </draw:rect>
        <draw:line draw:style-name="gr69" draw:text-style-name="P3" draw:layer="layout" svg:x1="7.814cm" svg:y1="12.605cm" svg:x2="7.414cm" svg:y2="12.605cm">
          <text:p/>
        </draw:line>
        <draw:line draw:style-name="gr70" draw:text-style-name="P3" draw:layer="layout" svg:x1="7.926cm" svg:y1="12.605cm" svg:x2="7.233cm" svg:y2="12.605cm">
          <text:p/>
        </draw:line>
        <draw:line draw:style-name="gr71" draw:text-style-name="P3" draw:layer="layout" svg:x1="2.7cm" svg:y1="16.864cm" svg:x2="2.7cm" svg:y2="17.333cm">
          <text:p/>
        </draw:line>
        <draw:frame draw:style-name="gr72" draw:text-style-name="P5" draw:layer="layout" svg:width="1.9cm" svg:height="0.767cm" svg:x="1.9cm" svg:y="17.233cm">
          <draw:text-box>
            <text:p text:style-name="P4"><text:span text:style-name="T2">.begin()</text:span></text:p>
          </draw:text-box>
        </draw:frame>
        <draw:line draw:style-name="gr73" draw:text-style-name="P3" draw:layer="layout" svg:x1="2.7cm" svg:y1="16.933cm" svg:x2="2.7cm" svg:y2="17.333cm">
          <text:p/>
        </draw:line>
        <draw:rect draw:style-name="gr74" draw:text-style-name="P3" draw:layer="layout" svg:width="-0.683cm" svg:height="-0.682cm" svg:x="4.426cm" svg:y="17.746cm">
          <text:p/>
        </draw:rect>
        <draw:rect draw:style-name="gr75" draw:text-style-name="P3" draw:layer="layout" svg:width="-0.693cm" svg:height="-0.682cm" svg:x="7.208cm" svg:y="17.746cm">
          <text:p/>
        </draw:rect>
        <draw:line draw:style-name="gr76" draw:text-style-name="P3" draw:layer="layout" svg:x1="8.2cm" svg:y1="15.464cm" svg:x2="8.2cm" svg:y2="15.933cm">
          <text:p/>
        </draw:line>
        <draw:frame draw:style-name="gr77" draw:text-style-name="P5" draw:layer="layout" svg:width="1.9cm" svg:height="0.767cm" svg:x="7.4cm" svg:y="15.833cm">
          <draw:text-box>
            <text:p text:style-name="P4"><text:span text:style-name="T2">.end()</text:span></text:p>
          </draw:text-box>
        </draw:frame>
        <draw:line draw:style-name="gr78" draw:text-style-name="P3" draw:layer="layout" svg:x1="8.2cm" svg:y1="15.533cm" svg:x2="8.2cm" svg:y2="15.933cm">
          <text:p/>
        </draw:line>
        <draw:rect draw:style-name="gr79" draw:text-style-name="P3" draw:layer="layout" svg:width="-0.683cm" svg:height="-0.682cm" svg:x="3.05cm" svg:y="16.846cm">
          <text:p/>
        </draw:rect>
        <draw:g>
          <draw:line draw:style-name="gr80" draw:text-style-name="P3" draw:layer="layout" svg:x1="3.632cm" svg:y1="17.258cm" svg:x2="3.232cm" svg:y2="16.727cm">
            <text:p/>
          </draw:line>
          <draw:line draw:style-name="gr81" draw:text-style-name="P3" draw:layer="layout" svg:x1="3.744cm" svg:y1="17.406cm" svg:x2="3.051cm" svg:y2="16.486cm">
            <text:p/>
          </draw:line>
        </draw:g>
        <draw:line draw:style-name="gr82" draw:text-style-name="P3" draw:layer="layout" svg:x1="6.165cm" svg:y1="17.405cm" svg:x2="4.968cm" svg:y2="17.405cm">
          <text:p/>
        </draw:line>
        <draw:line draw:style-name="gr83" draw:text-style-name="P3" draw:layer="layout" svg:x1="6.5cm" svg:y1="17.405cm" svg:x2="4.426cm" svg:y2="17.405cm">
          <text:p/>
        </draw:line>
        <draw:rect draw:style-name="gr84" draw:text-style-name="P3" draw:layer="layout" svg:width="-0.683cm" svg:height="-0.682cm" svg:x="4.426cm" svg:y="15.846cm">
          <text:p/>
        </draw:rect>
        <draw:rect draw:style-name="gr85" draw:text-style-name="P3" draw:layer="layout" svg:width="-0.693cm" svg:height="-0.682cm" svg:x="7.208cm" svg:y="16.846cm">
          <text:p/>
        </draw:rect>
        <draw:rect draw:style-name="gr86" draw:text-style-name="P3" draw:layer="layout" svg:width="-0.693cm" svg:height="-0.682cm" svg:x="7.208cm" svg:y="15.646cm">
          <text:p/>
        </draw:rect>
        <draw:g>
          <draw:line draw:style-name="gr87" draw:text-style-name="P3" draw:layer="layout" svg:x1="3.631cm" svg:y1="15.701cm" svg:x2="3.231cm" svg:y2="16.241cm">
            <text:p/>
          </draw:line>
          <draw:line draw:style-name="gr88" draw:text-style-name="P3" draw:layer="layout" svg:x1="3.743cm" svg:y1="15.55cm" svg:x2="3.051cm" svg:y2="16.485cm">
            <text:p/>
          </draw:line>
        </draw:g>
        <draw:g>
          <draw:line draw:style-name="gr89" draw:text-style-name="P3" draw:layer="layout" svg:x1="6.165cm" svg:y1="16.621cm" svg:x2="4.968cm" svg:y2="17.161cm">
            <text:p/>
          </draw:line>
          <draw:line draw:style-name="gr90" draw:text-style-name="P3" draw:layer="layout" svg:x1="6.5cm" svg:y1="16.47cm" svg:x2="4.429cm" svg:y2="17.405cm">
            <text:p/>
          </draw:line>
        </draw:g>
        <draw:g>
          <draw:line draw:style-name="gr91" draw:text-style-name="P3" draw:layer="layout" svg:x1="6.184cm" svg:y1="15.355cm" svg:x2="4.998cm" svg:y2="15.465cm">
            <text:p/>
          </draw:line>
          <draw:line draw:style-name="gr92" draw:text-style-name="P3" draw:layer="layout" svg:x1="6.515cm" svg:y1="15.324cm" svg:x2="4.461cm" svg:y2="15.515cm">
            <text:p/>
          </draw:line>
        </draw:g>
        <draw:rect draw:style-name="gr93" draw:text-style-name="P3" draw:layer="layout" svg:width="-0.693cm" svg:height="-0.682cm" svg:x="8.582cm" svg:y="15.464cm">
          <text:p/>
        </draw:rect>
        <draw:line draw:style-name="gr94" draw:text-style-name="P3" draw:layer="layout" svg:x1="7.893cm" svg:y1="15.123cm" svg:x2="7.208cm" svg:y2="15.314cm">
          <text:p/>
        </draw:line>
        <draw:rect draw:style-name="gr95" draw:text-style-name="P3" draw:layer="layout" svg:width="-0.683cm" svg:height="-0.682cm" svg:x="2.883cm" svg:y="21.4cm">
          <text:p/>
        </draw:rect>
        <draw:rect draw:style-name="gr96" draw:text-style-name="P3" draw:layer="layout" svg:width="-0.693cm" svg:height="-0.682cm" svg:x="6.593cm" svg:y="21.782cm">
          <text:p/>
        </draw:rect>
        <draw:rect draw:style-name="gr97" draw:text-style-name="P3" draw:layer="layout" svg:width="-0.683cm" svg:height="-0.682cm" svg:x="2.883cm" svg:y="19.6cm">
          <text:p/>
        </draw:rect>
        <draw:rect draw:style-name="gr98" draw:text-style-name="P3" draw:layer="layout" svg:width="-0.683cm" svg:height="-0.682cm" svg:x="2.883cm" svg:y="20.5cm">
          <text:p/>
        </draw:rect>
        <draw:rect draw:style-name="gr99" draw:text-style-name="P3" draw:layer="layout" svg:width="-0.693cm" svg:height="-0.682cm" svg:x="6.6cm" svg:y="20.282cm">
          <text:p/>
        </draw:rect>
        <draw:rect draw:style-name="gr100" draw:text-style-name="P3" draw:layer="layout" svg:width="-0.693cm" svg:height="-0.682cm" svg:x="6.6cm" svg:y="19.6cm">
          <text:p/>
        </draw:rect>
        <draw:g>
          <draw:polyline draw:style-name="gr101" draw:text-style-name="P3" draw:layer="layout" svg:width="3.005cm" svg:height="0.699cm" svg:x="2.894cm" svg:y="19.257cm" svg:viewBox="0 0 3006 700" draw:points="3006,700 2406,700 506,0 0,0">
            <text:p/>
          </draw:polyline>
          <draw:polyline draw:style-name="gr102" draw:text-style-name="P3" draw:layer="layout" svg:width="3.016cm" svg:height="0.908cm" svg:x="2.883cm" svg:y="19.257cm" svg:viewBox="0 0 3017 909" draw:points="3017,0 2417,0 517,909 0,909">
            <text:p/>
          </draw:polyline>
          <draw:polyline draw:style-name="gr103" draw:text-style-name="P3" draw:layer="layout" svg:width="3.016cm" svg:height="0.398cm" svg:x="2.883cm" svg:y="21.058cm" svg:viewBox="0 0 3017 399" draw:points="3017,399 2417,399 517,0 0,0">
            <text:p/>
          </draw:polyline>
        </draw:g>
        <draw:rect draw:style-name="gr104" draw:text-style-name="P3" draw:layer="layout" svg:width="1.9cm" svg:height="3.7cm" draw:transform="rotate (3.1415926535892) translate (5.3cm 22cm)">
          <text:p/>
        </draw:rect>
        <draw:frame draw:style-name="gr105" draw:text-style-name="P5" draw:layer="layout" svg:width="6.5cm" svg:height="0.8cm" svg:x="1.9cm" svg:y="18.2cm">
          <draw:text-box>
            <text:p text:style-name="P4"><text:span text:style-name="T2">Keys <text:s text:c="6"/>Hash-Fkt. <text:s text:c="6"/>Buckets</text:span></text:p>
          </draw:text-box>
        </draw:frame>
        <draw:rect draw:style-name="gr106" draw:text-style-name="P3" draw:layer="layout" svg:width="-0.693cm" svg:height="-0.682cm" svg:x="7.286cm" svg:y="21.782cm">
          <text:p/>
        </draw:rect>
        <draw:rect draw:style-name="gr107" draw:text-style-name="P3" draw:layer="layout" svg:width="-0.693cm" svg:height="-0.682cm" svg:x="7.293cm" svg:y="20.282cm">
          <text:p/>
        </draw:rect>
        <draw:rect draw:style-name="gr108" draw:text-style-name="P3" draw:layer="layout" svg:width="-0.693cm" svg:height="-0.682cm" svg:x="7.293cm" svg:y="19.6cm">
          <text:p/>
        </draw:rect>
        <draw:rect draw:style-name="gr109" draw:text-style-name="P3" draw:layer="layout" svg:width="-1.386cm" svg:height="-0.682cm" svg:x="7.286cm" svg:y="22.464cm">
          <text:p/>
        </draw:rect>
        <draw:line draw:style-name="gr110" draw:text-style-name="P3" draw:layer="layout" svg:x1="6.593cm" svg:y1="21.817cm" svg:x2="6.589cm" svg:y2="22.464cm">
          <text:p/>
        </draw:line>
        <draw:frame draw:style-name="gr111" draw:text-style-name="P5" draw:layer="layout" svg:width="1.9cm" svg:height="0.767cm" svg:x="7.6cm" svg:y="18.9cm">
          <draw:text-box>
            <text:p text:style-name="P4"><text:span text:style-name="T2">.begin()</text:span></text:p>
          </draw:text-box>
        </draw:frame>
        <draw:g>
          <draw:line draw:style-name="gr112" draw:text-style-name="P3" draw:layer="layout" svg:x1="7.286cm" svg:y1="22.136cm" svg:x2="7.786cm" svg:y2="22.136cm">
            <text:p/>
          </draw:line>
          <draw:line draw:style-name="gr113" draw:text-style-name="P3" draw:layer="layout" svg:x1="7.386cm" svg:y1="22.136cm" svg:x2="7.786cm" svg:y2="22.136cm">
            <text:p/>
          </draw:line>
        </draw:g>
        <draw:g>
          <draw:line draw:style-name="gr114" draw:text-style-name="P3" draw:layer="layout" svg:x1="7.293cm" svg:y1="19.263cm" svg:x2="7.793cm" svg:y2="19.263cm">
            <text:p/>
          </draw:line>
          <draw:line draw:style-name="gr115" draw:text-style-name="P3" draw:layer="layout" svg:x1="7.393cm" svg:y1="19.263cm" svg:x2="7.793cm" svg:y2="19.263cm">
            <text:p/>
          </draw:line>
        </draw:g>
        <draw:frame draw:style-name="gr116" draw:text-style-name="P5" draw:layer="layout" svg:width="1.9cm" svg:height="0.767cm" svg:x="7.6cm" svg:y="21.7cm">
          <draw:text-box>
            <text:p text:style-name="P4"><text:span text:style-name="T2">.end()</text:span></text:p>
          </draw:text-box>
        </draw:frame>
        <draw:frame draw:style-name="gr117" draw:text-style-name="P5" draw:layer="layout" svg:width="0.7cm" svg:height="0.767cm" svg:x="6.3cm" svg:y="20.3cm">
          <draw:text-box>
            <text:p text:style-name="P4"><text:span text:style-name="T2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_20_concave2" draw:display-name="Arrow concave2" svg:viewBox="0 0 1131 1580" svg:d="M1013 1491l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8-08-13T19:46:46.02</meta:creation-date>
    <dc:date>2020-06-18T08:23:26.50</dc:date>
    <dc:creator>Roman </dc:creator>
    <meta:editing-duration>PT2H52M35S</meta:editing-duration>
    <meta:editing-cycles>19</meta:editing-cycles>
    <meta:generator>OpenOffice/4.1.5$Win32 OpenOffice.org_project/415m1$Build-9789</meta:generator>
    <meta:document-statistic meta:object-count="149"/>
  </office:meta>
</office:document-meta>
</file>